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75cm" svg:height="3.175cm" svg:x="5.859cm" svg:y="6.956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94cm" svg:height="2.794cm" svg:x="6.04cm" svg:y="7.137cm">
          <text:p text:style-name="P1">Men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175cm" svg:height="3.175cm" svg:x="14.759cm" svg:y="6.956cm">
          <text:p text:style-name="P1">P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569cm" svg:y1="7.421cm" svg:x2="15.224cm" svg:y2="7.421cm" draw:start-shape="id1" draw:start-glue-point="11" draw:end-shape="id2" draw:end-glue-point="5" svg:d="M8569 7421h6655" svg:viewBox="0 0 6656 1">
          <text:p text:style-name="P1">Play</text:p>
        </draw:connector>
        <draw:connector draw:style-name="gr2" draw:text-style-name="P1" draw:layer="layout" draw:type="line" svg:x1="15.224cm" svg:y1="9.666cm" svg:x2="8.569cm" svg:y2="9.666cm" draw:start-shape="id2" draw:start-glue-point="7" draw:end-shape="id1" draw:end-glue-point="9" svg:d="M15224 9666h-6655" svg:viewBox="0 0 6656 1">
          <text:p text:style-name="P1">Menu</text:p>
        </draw:connector>
        <draw:connector draw:style-name="gr2" draw:text-style-name="P1" draw:layer="layout" draw:type="curve" draw:line-skew="-1.358cm" svg:x1="6.324cm" svg:y1="9.666cm" svg:x2="6.324cm" svg:y2="7.421cm" draw:start-shape="id1" draw:start-glue-point="7" draw:end-shape="id1" draw:end-glue-point="5" svg:d="M6324 9666c-3487 0-3487-2245 0-2245" svg:viewBox="0 0 2616 2246">
          <text:p text:style-name="P1">Menu <text:s text:c="14"/></text:p>
        </draw:connector>
        <draw:frame draw:style-name="gr3" draw:text-style-name="P1" draw:layer="layout" svg:width="9.511cm" svg:height="2.707cm" svg:x="6.291cm" svg:y="1.381cm">
          <draw:text-box>
            <text:p text:style-name="P1"><text:span text:style-name="T1">Camera</text:span></text:p>
            <text:p text:style-name="P1"><text:span text:style-name="T1">Finite State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3T00:28:23.098927757</meta:creation-date>
    <dc:date>2015-05-23T21:01:35.925602814</dc:date>
    <meta:editing-duration>PT20H24M47S</meta:editing-duration>
    <meta:editing-cycles>2</meta:editing-cycles>
    <meta:generator>LibreOffice/4.2.7.2$Linux_X86_64 LibreOffice_project/420m0$Build-2</meta:generator>
    <meta:document-statistic meta:object-count="7"/>
  </office:meta>
</office:document-meta>
</file>